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13.1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2.91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05e5" officeooo:paragraph-rsid="000c05e5"/>
    </style:style>
    <style:style style:name="P2" style:family="paragraph" style:parent-style-name="Standard">
      <style:text-properties fo:font-size="9pt" officeooo:rsid="000c05e5" officeooo:paragraph-rsid="000c05e5" style:font-size-asian="9pt" style:font-size-complex="9pt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text-properties fo:font-size="9pt" officeooo:rsid="000c05e5" officeooo:paragraph-rsid="000c05e5" style:font-size-asian="9pt" style:font-size-complex="9pt"/>
    </style:style>
    <style:style style:name="P5" style:family="paragraph" style:parent-style-name="Table_20_Contents">
      <style:text-properties fo:font-size="9pt" officeooo:rsid="000c05e5" officeooo:paragraph-rsid="000d5b64" style:font-size-asian="9pt" style:font-size-complex="9pt"/>
    </style:style>
    <style:style style:name="P6" style:family="paragraph" style:parent-style-name="Table_20_Contents">
      <style:text-properties fo:font-size="9pt" officeooo:rsid="000d5b64" officeooo:paragraph-rsid="000d5b64" style:font-size-asian="9pt" style:font-size-complex="9pt"/>
    </style:style>
    <style:style style:name="T1" style:family="text">
      <style:text-properties officeooo:rsid="000d5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T SignUp<text:line-break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Description</text:p>
          </table:table-cell>
          <table:table-cell table:style-name="Tabela1.B1" office:value-type="string">
            <text:p text:style-name="P4">Register user</text:p>
          </table:table-cell>
        </table:table-row>
        <table:table-row table:style-name="Tabela1.2">
          <table:table-cell table:style-name="Tabela1.A2" office:value-type="string">
            <text:p text:style-name="P4">Request</text:p>
          </table:table-cell>
          <table:table-cell table:style-name="Tabela1.B2" office:value-type="string">
            <text:p text:style-name="P4">{</text:p>
            <text:p text:style-name="P4"><text:s text:c="6"/>"email": "test@test.com",</text:p>
            <text:p text:style-name="P4"><text:s text:c="6"/>"password": "password",</text:p>
            <text:p text:style-name="P4"><text:s text:c="6"/>"password_confirmation": "password",</text:p>
            <text:p text:style-name="P5"><text:s text:c="6"/>"name": "John", //<text:span text:style-name="T1">optional</text:span><text:line-break/> <text:s text:c="5"/>"lastname": "Doe", //<text:span text:style-name="T1">optional</text:span><text:line-break/> <text:s text:c="5"/>"phoneNumber": "1321313", //<text:span text:style-name="T1">optional</text:span><text:line-break/> <text:s text:c="5"/>"nickname": "johnd", //optional, not used<text:line-break/> <text:s text:c="5"/>"<text:span text:style-name="T1">confirm_success_url”: </text:span>"<text:a xlink:type="simple" xlink:href="http://adres.przekierowania.po.potwiedzeniu/przezEmail" text:style-name="Internet_20_link" text:visited-style-name="Visited_20_Internet_20_Link"><text:span text:style-name="T1">http://adres.przekierowania.po.potwiedzeniu/przezEmail</text:span></text:a>” //<text:span text:style-name="T1">optional, used only when confirmation by e-mail will be switched on</text:span></text:p>
            <text:p text:style-name="P4"><text:s text:c="3"/>} <text:s/></text:p>
          </table:table-cell>
        </table:table-row>
        <table:table-row>
          <table:table-cell table:style-name="Tabela1.A2" office:value-type="string">
            <text:p text:style-name="P6">Response status</text:p>
          </table:table-cell>
          <table:table-cell table:style-name="Tabela1.B2" office:value-type="string">
            <text:p text:style-name="P6">200: OK<text:line-break/>403: Forbidden<text:line-break/>422: Unprocessable Entity</text:p>
          </table:table-cell>
        </table:table-row>
        <table:table-row>
          <table:table-cell table:style-name="Tabela1.A2" office:value-type="string">
            <text:p text:style-name="P6">Response body for 403 </text:p>
          </table:table-cell>
          <table:table-cell table:style-name="Tabela1.B2" office:value-type="string">
            <text:p text:style-name="P6">eg. <text:line-break/>{"status":"error","data":{"id":null,"provider":"email","uid":"","name":null,"lastname":null,"role":"advertiser","phone_number":null,"nickname":null,"image":null,"email":"test3@test.com","created_at":null,"updated_at":null},"errors":{"email":["address is already in use"],"full_messages":["Email address is already in use"]}}</text:p>
          </table:table-cell>
        </table:table-row>
        <table:table-row>
          <table:table-cell table:style-name="Tabela1.A2" office:value-type="string">
            <text:p text:style-name="P6">Url</text:p>
          </table:table-cell>
          <table:table-cell table:style-name="Tabela1.B2" office:value-type="string">
            <text:p text:style-name="P6">&lt;URL To backend&gt;api/v1/auth</text:p>
          </table:table-cell>
        </table:table-row>
        <table:table-row>
          <table:table-cell table:style-name="Tabela1.A2" office:value-type="string">
            <text:p text:style-name="P6">Method</text:p>
          </table:table-cell>
          <table:table-cell table:style-name="Tabela1.B2" office:value-type="string">
            <text:p text:style-name="P6">POST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5:04:17.982414746</meta:creation-date>
    <dc:date>2015-10-18T15:28:19.297144476</dc:date>
    <meta:editing-duration>PT8M51S</meta:editing-duration>
    <meta:editing-cycles>1</meta:editing-cycles>
    <meta:document-statistic meta:table-count="1" meta:image-count="0" meta:object-count="0" meta:page-count="1" meta:paragraph-count="18" meta:word-count="71" meta:character-count="921" meta:non-whitespace-character-count="812"/>
    <meta:generator>LibreOffice/4.4.2.2$Linux_X86_64 LibreOffice_project/40m0$Build-2</meta:generator>
  </office:meta>
</office:document-meta>
</file>